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25ad6" officeooo:paragraph-rsid="00125ad6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25ad6" officeooo:paragraph-rsid="00125ad6" fo:background-color="#ffff00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erguntas para Aula de S. O.</text:p>
      <text:p text:style-name="P1"/>
      <text:p text:style-name="P1">1) O que é um sistema operacional?</text:p>
      <text:p text:style-name="P1"/>
      <text:p text:style-name="P1">2) Quais sistemas operacionais vocês conhecem?</text:p>
      <text:p text:style-name="P1"/>
      <text:p text:style-name="P1">3) O que faz um sistema operacional?</text:p>
      <text:p text:style-name="P1"/>
      <text:p text:style-name="P1">4) Quais os componentes de um Sistema Operacional?</text:p>
      <text:p text:style-name="P1"/>
      <text:p text:style-name="P1">5) Como se programa um Sistema Operacional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04:23.246816303</meta:creation-date>
    <dc:date>2016-02-11T14:07:39.527344546</dc:date>
    <meta:editing-duration>PT2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1" meta:character-count="237" meta:non-whitespace-character-count="202"/>
  </office:meta>
</office:document-meta>
</file>